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text-align="start" style:justify-single-word="false">
        <style:tab-stops/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Courier New" fo:font-weight="bold" style:font-weight-asian="bold" style:font-weight-complex="bold"/>
    </style:style>
    <style:style style:name="P9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P10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1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800000"/>
    </style:style>
    <style:style style:name="T7" style:family="text">
      <style:text-properties fo:color="#800000" style:font-name="Arial"/>
    </style:style>
    <style:style style:name="T8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0000" style:font-name="Arial" fo:font-weight="bold" style:font-weight-asian="bold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style:text-line-through-style="solid" fo:font-weight="bold" style:font-size-asian="10.5pt" style:font-weight-asian="bold" style:font-weight-complex="bold"/>
    </style:style>
    <style:style style:name="T12" style:family="text">
      <style:text-properties fo:color="#800000" style:text-line-through-style="solid" fo:font-weight="bold" style:font-weight-asian="bold" style:font-weight-complex="bold"/>
    </style:style>
    <style:style style:name="T13" style:family="text">
      <style:text-properties style:text-line-through-style="solid" style:font-size-asian="10.5pt"/>
    </style:style>
    <style:style style:name="T14" style:family="text">
      <style:text-properties style:text-line-through-style="solid" fo:font-weight="bold" style:font-size-asian="10.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UT1. Actividad 7</text:p>
      <text:h text:style-name="P9" text:outline-level="4"><text:span text:style-name="Source_20_Text"><text:span text:style-name="T2">Velocidad de transmisión</text:span></text:span></text:h>
      <text:p text:style-name="P4"><text:span text:style-name="Source_20_Text"><text:span text:style-name="T8">Teoría</text:span></text:span></text:p>
      <text:p text:style-name="P4"><text:span text:style-name="Source_20_Text"><text:span text:style-name="T1">El bit es la unidad mínima de información empleada en </text:span></text:span><text:a xlink:type="simple" xlink:href="http://es.wikipedia.org/wiki/Informática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4"><text:span text:style-name="Source_20_Text"><text:span text:style-name="T1"/></text:span></text:p>
      <text:p text:style-name="P4"><text:span text:style-name="Source_20_Text"><text:span text:style-name="T1">El tamaño de ficheros y archivos se suele expresar en bytes y sus múltiplos. Hay que tener en cuenta que:</text:span></text:span></text:p>
      <text:list xml:id="list2111917329" text:style-name="L1">
        <text:list-item>
          <text:p text:style-name="P10"><text:span text:style-name="Source_20_Text"><text:span text:style-name="T1">1 byte = 8 bits</text:span></text:span></text:p>
        </text:list-item>
        <text:list-item>
          <text:p text:style-name="P10"><text:span text:style-name="Source_20_Text"><text:span text:style-name="T1">1kbyte o KB = 1024 bytes = 1024 x 8 bits = 8192 bits</text:span></text:span></text:p>
        </text:list-item>
        <text:list-item>
          <text:p text:style-name="P10"><text:span text:style-name="Source_20_Text"><text:span text:style-name="T1">1MB = 1024 KB</text:span></text:span></text:p>
        </text:list-item>
        <text:list-item>
          <text:p text:style-name="P10"><text:span text:style-name="Source_20_Text"><text:span text:style-name="T1">1GB = 1024 MB</text:span></text:span></text:p>
        </text:list-item>
        <text:list-item>
          <text:p text:style-name="P10"><text:span text:style-name="Source_20_Text"><text:span text:style-name="T1">1TB = 1024 GB </text:span></text:span></text:p>
        </text:list-item>
      </text:list>
      <text:p text:style-name="P5"><text:span text:style-name="Source_20_Text"><text:span text:style-name="T1"/></text:span></text:p>
      <text:p text:style-name="P5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69793354" text:style-name="L2">
        <text:list-item>
          <text:p text:style-name="P11"><text:span text:style-name="Source_20_Text"><text:span text:style-name="T1">1 kbps = 1000bps</text:span></text:span></text:p>
        </text:list-item>
        <text:list-item>
          <text:p text:style-name="P11"><text:span text:style-name="Source_20_Text"><text:span text:style-name="T1">1 Mbps = 1000kps</text:span></text:span></text:p>
        </text:list-item>
        <text:list-item>
          <text:p text:style-name="P11"><text:span text:style-name="Source_20_Text"><text:span text:style-name="T1">1 Gbps = 1000Mbps</text:span></text:span></text:p>
        </text:list-item>
      </text:list>
      <text:p text:style-name="P4"><text:span text:style-name="Source_20_Text"><text:span text:style-name="T9">Ejercicios</text:span></text:span></text:p>
      <text:p text:style-name="P4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.000.000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Un ISP ofrece una velocidad de descarga de 300Kbps. Expresa esa misma velocidad en bps, </text:span>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Bps <text:s/>= 300 x 1000 = 300.00<text:span text:style-name="T10">0</text:span></text:p>
            <text:p text:style-name="P2">Mbps = 300 / 1000 = 0,3</text:p>
            <text:p text:style-name="P2">Gbps = 300 / (1000 x 1000) = 0,000<text:span text:style-name="T11">00</text:span>3</text:p>
          </table:table-cell>
        </table:table-row>
      </table:table>
      <text:p text:style-name="P3"><text:soft-page-break/><text:span text:style-name="Source_20_Text"><text:span text:style-name="T1"/></text:span></text:p>
      <text:p text:style-name="P3"><text:span text:style-name="Source_20_Text"><text:span text:style-name="T1">3. En una red Fast Ethernet se puede transmitir a una velocidad máxima de 100Mbps. </text:span></text:span><text:span text:style-name="Source_20_Text"><text:span text:style-name="T1">Expresa esa misma velocidad en bps, kbps y en Gbps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Bps : 100 x 1000 x 1000 = 100.000.0<text:span text:style-name="T10">00</text:span></text:p>
            <text:p text:style-name="P2">kps :100 x 1000 = 100.00<text:span text:style-name="T10">0</text:span></text:p>
            <text:p text:style-name="P2">gbps : <text:span text:style-name="T12">3</text:span>00 / ( 100 X 1000 ) = 0'1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 ISP ofrece una velocidad de descarga de 300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BPS : 300 X 1000 = 300,000 <text:s text:c="53"/></text:p>
            <text:p text:style-name="P2">MBPS : 300 / 1000 = 0'3</text:p>
            <text:p text:style-name="P2">GBPS : 300 / ( 1000 X 1000 ) = 0'00<text:span text:style-name="T10">0</text:span>3</text:p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En <text:s/>una red Fast-Ethernet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100 bps → 100x1000=100,000 kps = 100,000<text:span text:style-name="T12">0</text:span>x60=<text:span text:style-name="T15">6.000.000 kbits/mi</text:span></text:p>
            <text:p text:style-name="P2">100 mps → 100x1000=1000 kps = 100000 kbps = 100000/8 = 12500 kbytes = 12500 x 60 = <text:span text:style-name="T15">750000 kbytes/ min</text:span>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6. ¿Cuanto tardará en descargarse en una red Fast-Ethernet un archivo de 82.181.498 byte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82.181.498 bytes / (1024x1024) = <text:s/>78,374383926</text:p>
            <text:p text:style-name="P2">mbytes → mbites 78,374383926 x 8 = 626'955071408/100 = <text:span text:style-name="T15">6,269550714</text:span></text:p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7. Si accedes al servidor de ficheros de la red, en la subcarpeta intercambio/redes hay un fichero de nombre </text:span></text:span><text:span text:style-name="Source_20_Text"><text:span text:style-name="T4">packettracer.exe</text:span></text:span><text:span text:style-name="Source_20_Text"><text:span text:style-name="T1"> que ocupa <text:s/>82.181.498 bytes. Descárgalo en tu equipo (en el Escritorio por ejemplo) y cronometra cuanto tarda en descargarse.</text:span></text:span></text:p>
      <text:p text:style-name="P3"><text:span text:style-name="Source_20_Text"><text:span text:style-name="T1"/></text:span></text:p>
      <text:p text:style-name="P3"><text:span text:style-name="Source_20_Text"><text:span text:style-name="T1">Para descargarlo abre el explorador de archivos</text:span></text:span></text:p>
      <text:p text:style-name="P3"><draw:frame draw:style-name="fr1" draw:name="gráficos1" text:anchor-type="paragraph" svg:width="17cm" svg:height="7.502cm" draw:z-index="0"><draw:image/></draw:frame><text:soft-page-break/><text:span text:style-name="Source_20_Text"><text:span text:style-name="T1"/></text:span></text:p>
      <text:p text:style-name="P3"><text:span text:style-name="Source_20_Text"><text:span text:style-name="T1">Pulsa la combinación de tecla </text:span></text:span><text:span text:style-name="Source_20_Text"><text:span text:style-name="T4">&lt;CTRL&gt; + L</text:span></text:span><text:span text:style-name="Source_20_Text"><text:span text:style-name="T1">, se mostrará la ventana de direcciones:</text:span></text:span></text:p>
      <text:p text:style-name="P3"><draw:frame draw:style-name="fr1" draw:name="gráficos2" text:anchor-type="paragraph" svg:width="17cm" svg:height="4.314cm" draw:z-index="1"><draw:image/></draw:frame><text:span text:style-name="Source_20_Text"><text:span text:style-name="T1"/></text:span></text:p>
      <text:p text:style-name="P3"><text:span text:style-name="Source_20_Text"><text:span text:style-name="T1">Escribe </text:span></text:span><text:span text:style-name="Source_20_Text"><text:span text:style-name="T4">smb://servidor </text:span></text:span><text:span text:style-name="Source_20_Text"><text:span text:style-name="T5">para acceder al servidor. Haz docle clic en la carpeta intercambio. Te solicitará usuario y contraseña. Escribe en ambos </text:span></text:span><text:span text:style-name="Source_20_Text"><text:span text:style-name="T4">generico.</text:span></text:span></text:p>
      <text:p text:style-name="P3"><text:span text:style-name="Source_20_Text"><text:span text:style-name="T5"/></text:span></text:p>
      <text:p text:style-name="P3"><draw:frame draw:style-name="fr2" draw:name="gráficos3" text:anchor-type="paragraph" svg:width="13.376cm" svg:height="11.912cm" draw:z-index="2"><draw:image/></draw:frame><text:soft-page-break/><text:span text:style-name="Source_20_Text"><text:span text:style-name="T5"/></text:span></text:p>
      <text:p text:style-name="Standard"><text:span text:style-name="Source_20_Text"><text:span text:style-name="T1">Navega hasta la subcarpeta </text:span></text:span><text:span text:style-name="Source_20_Text"><text:span text:style-name="T4">Redes</text:span></text:span><text:span text:style-name="Source_20_Text"><text:span text:style-name="T5"> dentro de esta está el fichero buscado. Cópialo y pégalo en una carpeta de tu equipo (Intenta cronometrar la descarga, no hace falta que sea muy exacto).</text:span></text:span></text:p>
      <text:p text:style-name="P3"><text:span text:style-name="Source_20_Text"><text:span text:style-name="T1"/></text:span></text:p>
      <text:p text:style-name="P3"><text:span text:style-name="Source_20_Text"><text:span text:style-name="T1">¿Coincide con el valor esperado obtenido en el apartado anterior?¿A qué crees que se debe la diferencia?</text:span></text:span></text:p>
      <text:p text:style-name="P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11 segundos <text:span text:style-name="T10">¿Coincide?¿A qué se debe?</text:span> 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8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Kbytes--&gt;Mbytes</text:p>
            <text:p text:style-name="P2">950/1024=0,927734375</text:p>
            <text:p text:style-name="P2">0,927734375x8=7,421875</text:p>
            <text:p text:style-name="P2"/>
            <text:p text:style-name="P2">7,421875/6=1,236979167</text:p>
            <text:p text:style-name="P2"/>
            <text:p text:style-name="P8">1,266666667 s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9. Dispongo de una conexión a Internet con cable-modem de 150kbps y quiero bajarme un fichero de 263,672MB (Megabytes) de tamaño. Suponiendo que la velocidad de conexión fuese máxima durante todo el tiempo. ¿Cuantas horas tardaré en bajarme el </text:span></text:span><text:soft-page-break/><text:span text:style-name="Source_20_Text"><text:span text:style-name="T1">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Mbytes--&gt;Kbytes</text:p>
            <text:p text:style-name="P2"><text:span text:style-name="Source_20_Text"><text:span text:style-name="T1">263,672x1024= 270000,128</text:span></text:span></text:p>
            <text:p text:style-name="P2"><text:span text:style-name="Source_20_Text"><text:span text:style-name="T1">270000,128x8=2160001,024</text:span></text:span></text:p>
            <text:p text:style-name="P2"><text:span text:style-name="Source_20_Text"><text:span text:style-name="T1">2160001,024/150=14400,006826667 </text:span></text:span><text:span text:style-name="Source_20_Text"><text:span text:style-name="T9">segundos</text:span></text:span></text:p>
            <text:p text:style-name="P2"><text:span text:style-name="Source_20_Text"><text:span text:style-name="T1">14400,006826667 / (60x60)=4,000001896 </text:span></text:span><text:span text:style-name="Source_20_Text"><text:span text:style-name="T9">horas</text:span>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02T01:21:26</dc:date>
    <meta:editing-duration>PT1H19S</meta:editing-duration>
    <meta:editing-cycles>14</meta:editing-cycles>
    <meta:generator>LibreOffice/3.5$Linux_x86 LibreOffice_project/350m1$Build-2</meta:generator>
    <dc:creator>ivan </dc:creator>
    <meta:document-statistic meta:table-count="9" meta:image-count="3" meta:object-count="0" meta:page-count="5" meta:paragraph-count="57" meta:word-count="671" meta:character-count="3812" meta:non-whitespace-character-count="3143"/>
  </office:meta>
</office:document-meta>
</file>